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2bf71" officeooo:paragraph-rsid="0002bf71"/>
    </style:style>
    <style:style style:name="P2" style:family="paragraph" style:parent-style-name="Standard">
      <style:text-properties fo:language="ru" fo:country="RU" officeooo:rsid="0004ad5f" officeooo:paragraph-rsid="0004ad5f"/>
    </style:style>
    <style:style style:name="T1" style:family="text">
      <style:text-properties officeooo:rsid="0004ad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лава 2.</text:p>
      <text:p text:style-name="P1"/>
      <text:p text:style-name="P1"/>
      <text:p text:style-name="P1">… продолжение</text:p>
      <text:p text:style-name="P1"/>
      <text:p text:style-name="P1">- То есть… - я прихлёбывала пустой чай из сувенирной кружки какой-то конторы и, не скрывая удивления, разглядывала притихшую за столом Катю, - одна, говоришь, живёшь?</text:p>
      <text:p text:style-name="P1">- Ну… - девушка поправила сползающий бинт на руке и как-то виновато засмеялась, - да..?</text:p>
      <text:p text:style-name="P1">По всему её виду было понятно, что гостей она принимать не привыкла. Да и кухня казалась совсем ничего. Несколькими минутами ранее, попросив к чаю сахар, я узнала, что у неё ни сахара, ни мёда, ни конфет к этому делу не припасено.</text:p>
      <text:p text:style-name="P1">Чай-то, казалось, и тот оказался в этой квартире чудом. По-крайней мере, обнаружив его в одном из навесных ящиков, Катя была удивлена и обрадована.</text:p>
      <text:p text:style-name="P1">- А парень есть? - отчего-то мою неуверенность как ветром сдуло: днём я не знала, как начать разговор, сейчас — как заставить себя заткнуться, - ну… муж там? Друг? Любовник?</text:p>
      <text:p text:style-name="P1">За долю секунды Катя покраснела от ушей до пяток и выпалила на одном дыхании:</text:p>
      <text:p text:style-name="P1">- Никого нет! - я поперхнулась чаем, - и не надо! - загадочное происхождение ушибов на её теле становилось не таким уж неясным, - мне некогда, - девушка заёрзала на табурете, - у меня много дел, - и, пожав плечами, наконец, успокоилась.</text:p>
      <text:p text:style-name="P1">- А синяки откуда? - вечер был настолько странным, что я невольно отбросила все церемонии, - у тебя же фингал под глазом, - как и эта квартира. И её обитатель. «Катя на работе» и «Катя у себя дома» казались теперь совершенно разными людьми.</text:p>
      <text:p text:style-name="P1">- Я упала, - моя любимая отговорка, - с лестницы…</text:p>
      <text:p text:style-name="P1">- На глаз?</text:p>
      <text:p text:style-name="P1">- Да! - девушка вскочила с места, бросилась к остывающему чайнику, снова поставила его на огонь. Хлопнула одной дверцей шкафчика, следующей, будто искала что-то, что сможет завладеть моим вниманием и переменить тему разговора. Меня одновременно и умиляла и поражала такая непосредственность и наивность.</text:p>
      <text:p text:style-name="P1">- Каждая жертва домашнего насилия какое-то время не может прямо говорить о том, что с ней произошло, - я ударила кружкой по столу — хлебать заварку мне порядком надоело, - вы все прицепились к этой несчастной лестнице, с которой, по факту, ни одна из вас не падала…</text:p>
      <text:p text:style-name="P1">- Я падала…</text:p>
      <text:p text:style-name="P1">- Катя, хватит! Дай мне тебе помочь! - сама того не заметив, я ударила кулаком по столу, - я за этим сюда и пришла. И теперь только больше убедилась, что тебе действительно нужна помощь!</text:p>
      <text:p text:style-name="P1">- Ещё чаю?</text:p>
      <text:p text:style-name="P1">- Нет, спасибо, у тебя даже печенья нет! - я распылилась не на шутку, подавшись корпусом вперёд, я буквально чувствовала, как наливается кровью моё лицо, - кого тебе защищать?! Тирана! Деспота! Прекрати! Выход есть! И он не такой трагичный, как ты себе представляешь!</text:p>
      <text:p text:style-name="P1">Девушка передо мной почёсывала перебинтованную руку и, не моргая, внимательно смотрела на меня.</text:p>
      <text:p text:style-name="P1">- Ты слышишь, что я тебе говорю? - обычно я намного, намного сдержанней. Я не повышаю голоса на тех, кому хочу помочь, не вытягиваю из них слова признания, не обвиняю ни испуганных девушек, ни их подонков — мужей. Я веду себя деликатно, терпеливо, почти послушно. То, что происходило сейчас, <text:span text:style-name="T1">повергало в шок меня саму: я никогда не позволяла себе подобного поведения.</text:span></text:p>
      <text:p text:style-name="P1">- <text:span text:style-name="T1">Катя! Ответь! Ты понимаешь, что я пытаюсь тебе донести?</text:span></text:p>
      <text:p text:style-name="P2">Девушка была смущена, но не испугана. Она удивлённо наблюдала за разыгранной мною сценой и, как-будто бы, действительно не понимала, о каком деспоте и тиране идёт разговор.</text:p>
      <text:p text:style-name="P2">- Кто тебя бьёт? - прямой вопрос в лоб.</text:p>
      <text:p text:style-name="P2">- Никто.</text:p>
      <text:p text:style-name="P2"><text:soft-page-break/>- Катя!!</text:p>
      <text:p text:style-name="P2">Я понимала, прекрасно понимала, что всё это не моё дело, что встревать в чужую жизнь с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2S</meta:editing-duration>
    <meta:editing-cycles>4</meta:editing-cycles>
    <meta:generator>LibreOffice/5.4.0.3$Windows_x86 LibreOffice_project/7556cbc6811c9d992f4064ab9287069087d7f62c</meta:generator>
    <dc:date>2020-10-09T15:32:46.202000000</dc:date>
    <meta:document-statistic meta:table-count="0" meta:image-count="0" meta:object-count="0" meta:page-count="2" meta:paragraph-count="26" meta:word-count="560" meta:character-count="3311" meta:non-whitespace-character-count="2773"/>
    <meta:user-defined meta:name="Info 1"/>
    <meta:user-defined meta:name="Info 2"/>
    <meta:user-defined meta:name="Info 3"/>
    <meta:user-defined meta:name="Info 4"/>
  </office:meta>
</office:document-meta>
</file>